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1cac7"/>
    </style:style>
    <style:style style:name="P2" style:family="paragraph">
      <loext:graphic-properties draw:fill-color="#00cc00" draw:opacity="50%"/>
      <style:paragraph-properties fo:text-align="center"/>
    </style:style>
    <style:style style:name="T1" style:family="text">
      <style:text-properties officeooo:rsid="0011cac7"/>
    </style:style>
    <style:style style:name="T2" style:family="text">
      <style:text-properties officeooo:rsid="0012d07a"/>
    </style:style>
    <style:style style:name="gr1" style:family="graphic">
      <style:graphic-properties draw:stroke="solid" svg:stroke-width="0.018cm" svg:stroke-color="#000000" svg:stroke-opacity="10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2" svg:width="2.116cm" svg:height="2.116cm" svg:x="9.44cm" svg:y="13.788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text:p text:style-name="P1"><text:span text:style-name="Source_20_Text">TO </text:span><text:span text:style-name="Source_20_Text"><text:span text:style-name="T1">TREE</text:span></text:span><text:span text:style-name="Source_20_Text"> ll</text:span></text:p>
      <text:p text:style-name="P1"><text:span text:style-name="Source_20_Text">IF ll &lt; 2 [ STOP ]</text:span></text:p>
      <text:p text:style-name="P1"><text:span text:style-name="Source_20_Text">FORWARD ll LEFT 50</text:span></text:p>
      <text:p text:style-name="P1"><text:span text:style-name="Source_20_Text"><text:span text:style-name="T2">TREE</text:span></text:span><text:span text:style-name="Source_20_Text"> ll/2</text:span></text:p>
      <text:p text:style-name="P1"><text:span text:style-name="Source_20_Text">RIGHT 100 tree ll/2</text:span></text:p>
      <text:p text:style-name="P1"><text:span text:style-name="Source_20_Text">LEFT 50 BACK ll</text:span></text:p>
      <text:p text:style-name="P1"><text:span text:style-name="Source_20_Text">END</text:span></text:p>
      <text:p text:style-name="P1"/>
      <text:p text:style-name="P1"><text:span text:style-name="Source_20_Text">CLEARSCREEN</text:span></text:p>
      <text:p text:style-name="P1"><text:span text:style-name="Source_20_Text">HOME</text:span></text:p>
      <text:p text:style-name="P1"><text:span text:style-name="Source_20_Text"><text:span text:style-name="T1">TREE</text:span></text:span><text:span text:style-name="Source_20_Text"> 200</text:span></text:p>
      <text:p text:style-name="P1"/>
      <text:p text:style-name="P1"/>
      <text:p text:style-name="P1"/>
      <text:p text:style-name="P1"><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0:56:05.274473761</meta:creation-date>
    <dc:date>2018-01-01T19:01:23.482221305</dc:date>
    <meta:editing-duration>PT10M15S</meta:editing-duration>
    <meta:editing-cycles>5</meta:editing-cycles>
    <meta:generator>LibreOffice/5.2.7.2$Linux_x86 LibreOffice_project/2b7f1e640c46ceb28adf43ee075a6e8b8439ed10</meta:generator>
    <meta:document-statistic meta:table-count="0" meta:image-count="0" meta:object-count="0" meta:page-count="1" meta:paragraph-count="10" meta:word-count="29" meta:character-count="115" meta:non-whitespace-character-count="96"/>
  </office:meta>
</office:document-meta>
</file>